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5.221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3.778cm"/>
    </style:style>
    <style:style style:name="co8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2.891cm"/>
    </style:style>
    <style:style style:name="co13" style:family="table-column">
      <style:table-column-properties fo:break-before="auto" style:column-width="5.637cm"/>
    </style:style>
    <style:style style:name="co14" style:family="table-column">
      <style:table-column-properties fo:break-before="auto" style:column-width="2.4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>
      <style:table-cell-properties fo:background-color="#66ff00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office:value-type="string">
            <text:p>nombre d'heures pour la 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office:value-type="string">
            <text:p>rendement réel (%/h) </text:p>
          </table:table-cell>
          <table:table-cell office:value-type="string">
            <text:p>rendement estimé (%/h)</text:p>
          </table:table-cell>
          <table:table-cell office:value-type="string">
            <text:p>moral du groupe (/10)</text:p>
          </table:table-cell>
          <table:table-cell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style-name="ce1" office:value-type="date" office:date-value="2014-12-18">
            <text:p>18/12/14</text:p>
          </table:table-cell>
          <table:table-cell office:value-type="float" office:value="70.2">
            <text:p>70,2</text:p>
          </table:table-cell>
          <table:table-cell table:formula="of:=38+28+2" office:value-type="float" office:value="68">
            <text:p>68</text:p>
          </table:table-cell>
          <table:table-cell/>
          <table:table-cell office:value-type="float" office:value="0.18">
            <text:p>0,18</text:p>
          </table:table-cell>
          <table:table-cell table:style-name="ce2" table:formula="of:=[.C2]/[.$C$8]" office:value-type="float" office:value="0.279835390946502">
            <text:p>0,28</text:p>
          </table:table-cell>
          <table:table-cell table:style-name="ce2" table:formula="of:=[.E2]/[.B2]*100" office:value-type="float" office:value="0.256410256410256">
            <text:p>0,26</text:p>
          </table:table-cell>
          <table:table-cell table:style-name="ce2" table:formula="of:=[.F2]/[.C2]*100" office:value-type="float" office:value="0.411522633744856">
            <text:p>0,4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itialisation 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08">
            <text:p>08/01/15</text:p>
          </table:table-cell>
          <table:table-cell office:value-type="float" office:value="96.2">
            <text:p>96,2</text:p>
          </table:table-cell>
          <table:table-cell table:formula="of:=[.C2]+[.D3]"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table:style-name="ce2" table:formula="of:=[.C3]/[.$C$8]" office:value-type="float" office:value="0.362139917695473">
            <text:p>0,36</text:p>
          </table:table-cell>
          <table:table-cell table:style-name="ce2" table:formula="of:=[.E3]/[.B3]*100" office:value-type="float" office:value="0.249480249480249">
            <text:p>0,25</text:p>
          </table:table-cell>
          <table:table-cell table:style-name="ce2" table:formula="of:=[.F3]/[.C3]*100" office:value-type="float" office:value="0.411522633744856">
            <text:p>0,41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expression des besoins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12">
            <text:p>12/01/15</text:p>
          </table:table-cell>
          <table:table-cell office:value-type="float" office:value="137">
            <text:p>137</text:p>
          </table:table-cell>
          <table:table-cell table:formula="of:=[.C3]+[.D4]" office:value-type="float" office:value="119.5">
            <text:p>119,5</text:p>
          </table:table-cell>
          <table:table-cell office:value-type="float" office:value="31.5">
            <text:p>31,5</text:p>
          </table:table-cell>
          <table:table-cell office:value-type="float" office:value="0.44">
            <text:p>0,44</text:p>
          </table:table-cell>
          <table:table-cell table:style-name="ce2" table:formula="of:=[.C4]/[.$C$8]" office:value-type="float" office:value="0.491769547325103">
            <text:p>0,49</text:p>
          </table:table-cell>
          <table:table-cell table:style-name="ce2" table:formula="of:=[.E4]/[.B4]*100" office:value-type="float" office:value="0.321167883211679">
            <text:p>0,32</text:p>
          </table:table-cell>
          <table:table-cell table:style-name="ce2" table:formula="of:=[.F4]/[.C4]*100" office:value-type="float" office:value="0.411522633744856">
            <text:p>0,4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escription des solutions</text:p>
          </table:table-cell>
          <table:table-cell office:value-type="string">
            <text:p>en cours </text:p>
          </table:table-cell>
          <table:table-cell table:style-name="ce4" office:value-type="percentage" office:value="0.33">
            <text:p>33,00%</text:p>
          </table:table-cell>
          <table:table-cell office:value-type="float" office:value="6">
            <text:p>6</text:p>
          </table:table-cell>
          <table:table-cell office:value-type="string">
            <text:p>toute l'équipe</text:p>
          </table:table-cell>
        </table:table-row>
        <table:table-row table:style-name="ro1">
          <table:table-cell table:style-name="ce1" office:value-type="date" office:date-value="2015-01-15">
            <text:p>15/01/15</text:p>
          </table:table-cell>
          <table:table-cell office:value-type="float" office:value="162.7">
            <text:p>162,7</text:p>
          </table:table-cell>
          <table:table-cell table:formula="of:=[.C4]+[.D5]" office:value-type="float" office:value="148.5">
            <text:p>148,5</text:p>
          </table:table-cell>
          <table:table-cell office:value-type="float" office:value="29">
            <text:p>29</text:p>
          </table:table-cell>
          <table:table-cell office:value-type="float" office:value="0.51">
            <text:p>0,51</text:p>
          </table:table-cell>
          <table:table-cell table:style-name="ce2" table:formula="of:=[.C5]/[.$C$8]" office:value-type="float" office:value="0.611111111111111">
            <text:p>0,61</text:p>
          </table:table-cell>
          <table:table-cell table:style-name="ce2" table:formula="of:=[.E5]/[.B5]*100" office:value-type="float" office:value="0.313460356484327">
            <text:p>0,31</text:p>
          </table:table-cell>
          <table:table-cell table:style-name="ce2" table:formula="of:=[.F5]/[.C5]*100" office:value-type="float" office:value="0.411522633744856">
            <text:p>0,4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Évaluation des solutions</text:p>
          </table:table-cell>
          <table:table-cell office:value-type="string">
            <text:p>non commencé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19">
            <text:p>19/01/15</text:p>
          </table:table-cell>
          <table:table-cell office:value-type="float" office:value="182.2">
            <text:p>182,2</text:p>
          </table:table-cell>
          <table:table-cell table:formula="of:=[.C5]+[.D6]" office:value-type="float" office:value="175">
            <text:p>175</text:p>
          </table:table-cell>
          <table:table-cell table:formula="of:=53/2" office:value-type="float" office:value="26.5">
            <text:p>26,5</text:p>
          </table:table-cell>
          <table:table-cell office:value-type="float" office:value="0.6">
            <text:p>0,6</text:p>
          </table:table-cell>
          <table:table-cell table:style-name="ce2" table:formula="of:=[.C6]/[.$C$8]" office:value-type="float" office:value="0.720164609053498">
            <text:p>0,72</text:p>
          </table:table-cell>
          <table:table-cell table:style-name="ce2" table:formula="of:=[.E6]/[.B6]*100" office:value-type="float" office:value="0.329308452250274">
            <text:p>0,33</text:p>
          </table:table-cell>
          <table:table-cell table:style-name="ce2" table:formula="of:=[.F6]/[.C6]*100" office:value-type="float" office:value="0.411522633744856">
            <text:p>0,41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date" office:date-value="2015-01-22">
            <text:p>22/01/15</text:p>
          </table:table-cell>
          <table:table-cell/>
          <table:table-cell table:formula="of:=[.C6]+[.D7]" office:value-type="float" office:value="201.5">
            <text:p>201,5</text:p>
          </table:table-cell>
          <table:table-cell office:value-type="float" office:value="26.5">
            <text:p>26,5</text:p>
          </table:table-cell>
          <table:table-cell/>
          <table:table-cell table:style-name="ce2" table:formula="of:=[.C7]/[.$C$8]" office:value-type="float" office:value="0.829218106995885">
            <text:p>0,83</text:p>
          </table:table-cell>
          <table:table-cell/>
          <table:table-cell table:style-name="ce2" table:formula="of:=[.F7]/[.C7]*100" office:value-type="float" office:value="0.411522633744856">
            <text:p>0,41</text:p>
          </table:table-cell>
          <table:table-cell table:number-columns-repeated="7"/>
        </table:table-row>
        <table:table-row table:style-name="ro1">
          <table:table-cell table:style-name="ce1" office:value-type="date" office:date-value="2015-01-26">
            <text:p>26/01/15</text:p>
          </table:table-cell>
          <table:table-cell/>
          <table:table-cell table:formula="of:=[.C7]+[.D8]" office:value-type="float" office:value="243">
            <text:p>243</text:p>
          </table:table-cell>
          <table:table-cell office:value-type="float" office:value="41.5">
            <text:p>41,5</text:p>
          </table:table-cell>
          <table:table-cell/>
          <table:table-cell table:formula="of:=[.C8]/[.$C$8]" office:value-type="float" office:value="1">
            <text:p>1</text:p>
          </table:table-cell>
          <table:table-cell/>
          <table:table-cell table:style-name="ce2" table:formula="of:=[.F8]/[.C8]*100" office:value-type="float" office:value="0.411522633744856">
            <text:p>0,41</text:p>
          </table:table-cell>
          <table:table-cell table:number-columns-repeated="2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  <table:table-cell/>
        </table:table-row>
        <table:table-row table:style-name="ro1">
          <table:table-cell table:style-name="ce1"/>
          <table:table-cell table:number-columns-repeated="9"/>
          <table:table-cell office:value-type="string">
            <text:p>dossier d’initialisation 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9">
            <text:p>19/12/14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PAQ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2">
            <text:p>12/12/14</text:p>
          </table:table-cell>
          <table:table-cell/>
        </table:table-row>
        <table:table-row table:style-name="ro1">
          <table:table-cell>
            <draw:frame table:end-cell-address="Feuille1.D27" table:end-x="4.318cm" table:end-y="0.3cm" draw:z-index="0" draw:style-name="gr1" draw:text-style-name="P1" svg:width="14.045cm" svg:height="7.305cm" svg:x="1.444cm" svg:y="0.221cm">
              <draw:object draw:notify-on-update-of-ranges="Feuille1.A2:Feuille1.A8 Feuille1.B1:Feuille1.B1 Feuille1.B2:Feuille1.B8 Feuille1.C1:Feuille1.C1 Feuille1.C2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>
            <text:p>Dossier d'EB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5-01-13">
            <text:p>13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ossier de solution 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1" office:value-type="date" office:date-value="2015-01-23">
            <text:p>23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ossier de choix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  <table:table-cell/>
        </table:table-row>
        <table:table-row table:style-name="ro1">
          <table:table-cell table:number-columns-repeated="5"/>
          <table:table-cell>
            <draw:frame table:end-cell-address="Feuille1.I31" table:end-x="2.718cm" table:end-y="0.034cm" draw:z-index="2" draw:style-name="gr1" draw:text-style-name="P1" svg:width="12.802cm" svg:height="6.853cm" svg:x="1.562cm" svg:y="0.407cm">
              <draw:object draw:notify-on-update-of-ranges="Feuille1.A2:Feuille1.A8 Feuille1.I1:Feuille1.I1 Feuille1.I2:Feuille1.I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4"/>
          <table:table-cell>
            <draw:frame table:end-cell-address="Feuille1.H46" table:end-x="4.004cm" table:end-y="0.172cm" draw:z-index="1" draw:style-name="gr1" draw:text-style-name="P1" svg:width="14.33cm" svg:height="6.831cm" svg:x="0.459cm" svg:y="0.116cm">
              <draw:object draw:notify-on-update-of-ranges="Feuille1.A2:Feuille1.A8 Feuille1.G1:Feuille1.G1 Feuille1.G2:Feuille1.G8 Feuille1.H1:Feuille1.H1 Feuille1.H2:Feuille1.H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>
            <draw:frame table:end-cell-address="Feuille1.D47" table:end-x="4.438cm" table:end-y="0.067cm" draw:z-index="3" draw:style-name="gr1" draw:text-style-name="P1" svg:width="13.304cm" svg:height="6.667cm" svg:x="2.305cm" svg:y="0.174cm">
              <draw:object draw:notify-on-update-of-ranges="Feuille1.A2:Feuille1.A8 Feuille1.E1:Feuille1.E1 Feuille1.E2:Feuille1.E8 Feuille1.F1:Feuille1.F1 Feuille1.F2:Feuille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20/01/2015</text:date>, <text:time>10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5-01-20T10:09:45.90</dc:date>
    <dc:creator>Simon Rispal</dc:creator>
    <meta:editing-duration>P3DT18H35M27S</meta:editing-duration>
    <meta:editing-cycles>17</meta:editing-cycles>
    <meta:generator>OpenOffice/4.1.0$Win32 OpenOffice.org_project/410m18$Build-9764</meta:generator>
    <meta:document-statistic meta:table-count="3" meta:cell-count="1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6cm" svg:height="7.325cm" xlink:href=".." xlink:type="simple" chart:class="chart:line" chart:style-name="ch1">
        <chart:title svg:x="-0.421cm" svg:y="0.289cm" chart:style-name="ch2">
          <text:p>nombre d'heure réalisée et nombre d'heures estimée en fonction du temps</text:p>
        </chart:title>
        <chart:legend svg:x="1.467cm" svg:y="1.545cm" style:legend-expansion="custom" chartooo:width="3.64cm" chartooo:height="1.597cm" style:legend-expansion-aspect-ratio="2.27927363807138" chart:style-name="ch3"/>
        <chart:plot-area chart:style-name="ch4" table:cell-range-address="Feuille1.A2:Feuille1.C8 Feuille1.B1:Feuille1.C1" chart:data-source-has-labels="both" svg:x="0.038cm" svg:y="1.106cm" svg:width="12.964cm" svg:height="5.662cm">
          <chartooo:coordinate-region svg:x="0.846cm" svg:y="1.319cm" svg:width="12.156cm" svg:height="4.776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8" chart:label-cell-address="Feuille1.B1:Feuille1.B1" chart:class="chart:line">
            <chart:data-point chart:repeated="7"/>
          </chart:series>
          <chart:series chart:style-name="ch9" chart:values-cell-range-address="Feuille1.C2:Feuille1.C8" chart:label-cell-address="Feuille1.C1:Feuille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B1:Feuille1.B1</svg:desc>
                </draw:g>
              </table:table-cell>
              <table:table-cell office:value-type="string">
                <text:p>nb d'heures estimées 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0.2">
                <text:p>70.2</text:p>
                <draw:g>
                  <svg:desc>Feuille1.B2:Feuille1.B8</svg:desc>
                </draw:g>
              </table:table-cell>
              <table:table-cell office:value-type="float" office:value="68">
                <text:p>68</text:p>
                <draw:g>
                  <svg:desc>Feuille1.C2:Feuille1.C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162.7">
                <text:p>162.7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182.2">
                <text:p>182.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5cm" svg:height="6.669cm" xlink:href=".." xlink:type="simple" chart:class="chart:line" chart:style-name="ch1">
        <chart:title svg:x="3.533cm" svg:y="0.082cm" chart:style-name="ch2">
          <text:p>progression prévue et effective</text:p>
        </chart:title>
        <chart:legend svg:x="1.242cm" svg:y="0.909cm" style:legend-expansion="custom" chartooo:width="4.406cm" chartooo:height="1.948cm" style:legend-expansion-aspect-ratio="2.26180698151951" chart:style-name="ch3"/>
        <chart:plot-area chart:style-name="ch4" table:cell-range-address="Feuille1.A2:Feuille1.A8 Feuille1.E1:Feuille1.F8" chart:data-source-has-labels="both" svg:x="0.515cm" svg:y="0.695cm" svg:width="12.371cm" svg:height="5.701cm">
          <chartooo:coordinate-region svg:x="1.242cm" svg:y="0.908cm" svg:width="11.644cm" svg:height="4.815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2:Feuille1.E8" chart:label-cell-address="Feuille1.E1:Feuille1.E1" chart:class="chart:line">
            <chart:data-point chart:repeated="7"/>
          </chart:series>
          <chart:series chart:style-name="ch9" chart:values-cell-range-address="Feuille1.F2:Feuille1.F8" chart:label-cell-address="Feuille1.F1:Feuille1.F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  <draw:g>
                  <svg:desc>Feuille1.E1:Feuille1.E1</svg:desc>
                </draw:g>
              </table:table-cell>
              <table:table-cell office:value-type="string">
                <text:p>progression attendu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18">
                <text:p>0.18</text:p>
                <draw:g>
                  <svg:desc>Feuille1.E2:Feuille1.E8</svg:desc>
                </draw:g>
              </table:table-cell>
              <table:table-cell office:value-type="float" office:value="0.279835390946502">
                <text:p>0.279835390946502</text:p>
                <draw:g>
                  <svg:desc>Feuille1.F2:Feuille1.F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62139917695473">
                <text:p>0.362139917695473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491769547325103">
                <text:p>0.491769547325103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51">
                <text:p>0.51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6">
                <text:p>0.6</text:p>
              </table:table-cell>
              <table:table-cell office:value-type="float" office:value="0.720164609053498">
                <text:p>0.720164609053498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829218106995885">
                <text:p>0.82921810699588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831cm" xlink:href=".." xlink:type="simple" chart:class="chart:bar" chart:style-name="ch1">
        <chart:title svg:x="2.998cm" svg:y="0.277cm" chart:style-name="ch2">
          <text:p>rendement horaire en fonction du temps </text:p>
        </chart:title>
        <chart:legend svg:x="2.306cm" svg:y="1.552cm" style:legend-expansion="custom" chartooo:width="2.953cm" chartooo:height="1.489cm" style:legend-expansion-aspect-ratio="1.98321020819342" chart:style-name="ch3"/>
        <chart:plot-area chart:style-name="ch4" table:cell-range-address="Feuille1.A2:Feuille1.A8 Feuille1.G1:Feuille1.H8" chart:data-source-has-labels="both" svg:x="0.613cm" svg:y="0.73cm" svg:width="13.52cm" svg:height="6.124cm">
          <chartooo:coordinate-region svg:x="1.525cm" svg:y="0.943cm" svg:width="12.608cm" svg:height="5.238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8" chart:label-cell-address="Feuille1.G1:Feuille1.G1" chart:class="chart:bar">
            <chart:data-point chart:repeated="7"/>
          </chart:series>
          <chart:series chart:style-name="ch9" chart:values-cell-range-address="Feuille1.H2:Feuille1.H8" chart:label-cell-address="Feuille1.H1:Feuille1.H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  <draw:g>
                  <svg:desc>Feuille1.G1:Feuille1.G1</svg:desc>
                </draw:g>
              </table:table-cell>
              <table:table-cell office:value-type="string">
                <text:p>rendement estimé (%/h)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256410256410256">
                <text:p>0.256410256410256</text:p>
                <draw:g>
                  <svg:desc>Feuille1.G2:Feuille1.G8</svg:desc>
                </draw:g>
              </table:table-cell>
              <table:table-cell office:value-type="float" office:value="0.411522633744856">
                <text:p>0.411522633744856</text:p>
                <draw:g>
                  <svg:desc>Feuille1.H2:Feuille1.H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411522633744856">
                <text:p>0.411522633744856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411522633744856">
                <text:p>0.41152263374485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313460356484327">
                <text:p>0.313460356484327</text:p>
              </table:table-cell>
              <table:table-cell office:value-type="float" office:value="0.411522633744856">
                <text:p>0.411522633744856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329308452250274">
                <text:p>0.329308452250274</text:p>
              </table:table-cell>
              <table:table-cell office:value-type="float" office:value="0.411522633744856">
                <text:p>0.411522633744856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11522633744856">
                <text:p>0.411522633744856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11522633744856">
                <text:p>0.4115226337448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3cm" svg:height="6.854cm" xlink:href=".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8cm" chartooo:height="0.887cm" style:legend-expansion-aspect-ratio="5.3641488162345" chart:style-name="ch3"/>
        <chart:plot-area chart:style-name="ch4" table:cell-range-address="Feuille1.A2:Feuille1.A8 Feuille1.I1:Feuille1.I8" chart:data-source-has-labels="both" svg:x="0.645cm" svg:y="1.471cm" svg:width="11.632cm" svg:height="4.815cm">
          <chartooo:coordinate-region svg:x="1.169cm" svg:y="1.683cm" svg:width="11.108cm" svg:height="3.93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I2:Feuille1.I8" chart:label-cell-address="Feuille1.I1:Feuille1.I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">
                <text:p>7</text:p>
                <draw:g>
                  <svg:desc>Feuille1.I2:Feuille1.I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